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0.8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47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3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NOTE</text:p>
          </table:table-cell>
          <table:table-cell office:value-type="string">
            <text:p>Value</text:p>
          </table:table-cell>
          <table:table-cell table:number-columns-repeated="2" office:value-type="string">
            <text:p>Pin</text:p>
          </table:table-cell>
          <table:table-cell office:value-type="string">
            <text:p>Value</text:p>
          </table:table-cell>
          <table:table-cell office:value-type="string">
            <text:p>NOTE</text:p>
          </table:table-cell>
          <table:table-cell table:number-columns-repeated="2"/>
          <table:table-cell office:value-type="string">
            <text:p>HDR_Pin</text:p>
          </table:table-cell>
          <table:table-cell office:value-type="string">
            <text:p>RJ45_Pin</text:p>
          </table:table-cell>
          <table:table-cell office:value-type="string">
            <text:p>Value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GND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2" office:value-type="string">
            <text:p>GN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RCT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D7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style-name="ce5" office:value-type="string">
            <text:p>CS2</text:p>
          </table:table-cell>
          <table:table-cell office:value-type="string">
            <text:p>Y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RD-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D6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style-name="ce5" office:value-type="string">
            <text:p>CS1</text:p>
          </table:table-cell>
          <table:table-cell office:value-type="string">
            <text:p>Y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RD+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D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style-name="ce5" office:value-type="string">
            <text:p>CS0</text:p>
          </table:table-cell>
          <table:table-cell office:value-type="string">
            <text:p>Y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LED2_1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D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Default" office:value-type="string">
            <text:p>BLANK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LED2_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D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style-name="Default" office:value-type="string">
            <text:p>BLANK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D-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D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Default" office:value-type="string">
            <text:p>BLANK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TD+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D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style-name="Default" office:value-type="string">
            <text:p>BLANK</text:p>
          </table:table-cell>
          <table:table-cell table:number-columns-repeated="3"/>
          <table:table-cell table:number-columns-repeated="2" office:value-type="float" office:value="8">
            <text:p>8</text:p>
          </table:table-cell>
          <table:table-cell office:value-type="string">
            <text:p>LED1_Neg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D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NC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LED1_Pos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GND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style-name="Default" office:value-type="string">
            <text:p>BLANK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TC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A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A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ND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style-name="ce2" office:value-type="string">
            <text:p>GND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BLANK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style-name="ce5" office:value-type="string">
            <text:p>RESET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BLANK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style-name="ce5" office:value-type="string">
            <text:p>/RD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BLANK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style-name="ce5" office:value-type="string">
            <text:p>/WR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BLANK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style-name="Default" office:value-type="string">
            <text:p>BLAN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VCC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style-name="ce4" office:value-type="string">
            <text:p>VCC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BLANK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style-name="Default" office:value-type="string">
            <text:p>BLANK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ND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style-name="ce2" office:value-type="string">
            <text:p>GND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2/03/2010</text:date>, <text:time>15:4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1T12:02:04.21</meta:creation-date>
    <dc:date>2010-03-02T15:41:28.53</dc:date>
    <meta:editing-duration>PT03H11M36S</meta:editing-duration>
    <meta:editing-cycles>4</meta:editing-cycles>
    <meta:generator>OpenOffice.org/3.1$Win32 OpenOffice.org_project/310m19$Build-9420</meta:generator>
    <meta:document-statistic meta:table-count="3" meta:cell-count="122" meta:object-count="0"/>
  </office:meta>
</office:document-meta>
</file>